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name-complex="Times New Roman" style:font-size-complex="14pt"/>
    </style:style>
    <style:style style:name="P2" style:family="paragraph" style:parent-style-name="Standard">
      <style:text-properties style:font-name="Times New Roman" fo:font-size="16pt" style:font-size-asian="16pt" style:font-name-complex="Times New Roman" style:font-size-complex="16pt"/>
    </style:style>
    <style:style style:name="P3" style:family="paragraph" style:parent-style-name="Standard">
      <style:text-properties officeooo:paragraph-rsid="0009978f"/>
    </style:style>
    <style:style style:name="P4" style:family="paragraph" style:parent-style-name="Standard">
      <style:text-properties officeooo:paragraph-rsid="000d1403"/>
    </style:style>
    <style:style style:name="P5" style:family="paragraph" style:parent-style-name="Standard">
      <style:text-properties officeooo:paragraph-rsid="0010720b"/>
    </style:style>
    <style:style style:name="P6" style:family="paragraph" style:parent-style-name="Standard">
      <style:text-properties officeooo:paragraph-rsid="0015063f"/>
    </style:style>
    <style:style style:name="P7" style:family="paragraph" style:parent-style-name="Standard">
      <style:paragraph-properties fo:break-before="page"/>
      <style:text-properties officeooo:paragraph-rsid="0009978f"/>
    </style:style>
    <style:style style:name="P8" style:family="paragraph" style:parent-style-name="Text_20_body">
      <style:text-properties officeooo:paragraph-rsid="0009978f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in" fo:margin-bottom="0in" loext:contextual-spacing="false"/>
    </style:style>
    <style:style style:name="P11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" fo:font-size="18pt" style:font-size-asian="18pt" style:font-name-complex="Times New Roman" style:font-size-complex="18pt"/>
    </style:style>
    <style:style style:name="P12" style:family="paragraph" style:parent-style-name="Standard">
      <style:text-properties style:font-name="Times New Roman" fo:font-size="14pt" style:font-size-asian="14pt" style:font-name-complex="Times New Roman" style:font-size-complex="14pt"/>
    </style:style>
    <style:style style:name="P13" style:family="paragraph" style:parent-style-name="Standard">
      <style:text-properties style:font-name="Times New Roman" fo:font-size="14pt" officeooo:rsid="00168d47" officeooo:paragraph-rsid="00168d47" style:font-size-asian="14pt" style:font-name-complex="Times New Roman" style:font-size-complex="14pt"/>
    </style:style>
    <style:style style:name="P14" style:family="paragraph" style:parent-style-name="Standard">
      <style:paragraph-properties fo:margin-left="0in" fo:margin-right="0in" fo:margin-top="0in" fo:margin-bottom="0.0835in" loext:contextual-spacing="false" fo:line-height="150%" fo:text-indent="0.5in" style:auto-text-indent="false"/>
      <style:text-properties style:font-name="Times New Roman" fo:font-size="14pt" officeooo:paragraph-rsid="00168d47" style:font-size-asian="14pt" style:font-name-complex="Times New Roman" style:font-size-complex="14pt"/>
    </style:style>
    <style:style style:name="P15" style:family="paragraph" style:parent-style-name="Standard">
      <style:paragraph-properties fo:margin-left="0in" fo:margin-right="0in" fo:margin-top="0in" fo:margin-bottom="0.0835in" loext:contextual-spacing="false" fo:line-height="150%" fo:text-indent="0.5in" style:auto-text-indent="false"/>
      <style:text-properties officeooo:paragraph-rsid="00168d47"/>
    </style:style>
    <style:style style:name="P16" style:family="paragraph" style:parent-style-name="Standard">
      <style:paragraph-properties fo:margin-left="0in" fo:margin-right="0in" fo:margin-top="0in" fo:margin-bottom="0.0835in" loext:contextual-spacing="false" fo:line-height="150%" fo:text-indent="0.5in" style:auto-text-indent="false"/>
      <style:text-properties fo:font-weight="bold" officeooo:paragraph-rsid="00168d47" style:font-weight-asian="bold" style:font-weight-complex="bold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officeooo:rsid="0009978f" style:font-size-asian="14pt" style:font-name-complex="Times New Roman" style:font-size-complex="14pt"/>
    </style:style>
    <style:style style:name="T3" style:family="text">
      <style:text-properties style:font-name="Times New Roman" fo:font-size="14pt" officeooo:rsid="000d1403" style:font-size-asian="14pt" style:font-name-complex="Times New Roman" style:font-size-complex="14pt"/>
    </style:style>
    <style:style style:name="T4" style:family="text">
      <style:text-properties style:font-name="Times New Roman" fo:font-size="14pt" officeooo:rsid="0010720b" style:font-size-asian="14pt" style:font-name-complex="Times New Roman" style:font-size-complex="14pt"/>
    </style:style>
    <style:style style:name="T5" style:family="text">
      <style:text-properties style:font-name="Times New Roman" fo:font-size="14pt" officeooo:rsid="0011903f" style:font-size-asian="14pt" style:font-name-complex="Times New Roman" style:font-size-complex="14pt"/>
    </style:style>
    <style:style style:name="T6" style:family="text">
      <style:text-properties style:font-name="Times New Roman" fo:font-size="14pt" officeooo:rsid="00134951" style:font-size-asian="14pt" style:font-name-complex="Times New Roman" style:font-size-complex="14pt"/>
    </style:style>
    <style:style style:name="T7" style:family="text">
      <style:text-properties style:font-name="Times New Roman" fo:font-size="14pt" officeooo:rsid="0015063f" style:font-size-asian="14pt" style:font-name-complex="Times New Roman" style:font-size-complex="14pt"/>
    </style:style>
    <style:style style:name="T8" style:family="text">
      <style:text-properties style:font-name="Times New Roman" fo:font-size="14pt" style:font-size-asian="14pt" style:font-name-complex="Times New Roman1" style:font-size-complex="14pt"/>
    </style:style>
    <style:style style:name="T9" style:family="text">
      <style:text-properties style:font-name="Times New Roman" fo:font-size="14pt" officeooo:rsid="00168d47" style:font-size-asian="14pt" style:font-name-complex="Times New Roman1" style:font-size-complex="14pt"/>
    </style:style>
    <style:style style:name="T10" style:family="text">
      <style:text-properties style:font-name-complex="Times New Roman1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HOME MONITORING SYSTEM</text:p>
      <text:p text:style-name="P1"/>
      <text:p text:style-name="P2">Chương 1 GIỚI THIỆU</text:p>
      <text:p text:style-name="P1">1.1 Xu thế công nghệ và ý tưởng đề tài</text:p>
      <text:p text:style-name="P1"><text:s/>- Trình bày xu thế công nghệ mới trong tương lai gần, vấn đề tất yếu</text:p>
      <text:p text:style-name="P1"><text:s/>- Tương quan giữa công nghệ và ý tưởng đề tài đặt ra</text:p>
      <text:p text:style-name="P1">1.2 Sơ lược về đề tài</text:p>
      <text:p text:style-name="P1"><text:s/>- Giới thiệu sơ bộ về đề tài</text:p>
      <text:p text:style-name="P1"><text:s/>- Các chức năng khác biệt với các hệ thống đã có trên thị trường</text:p>
      <text:p text:style-name="P1"/>
      <text:p text:style-name="P2">Chương 2 TỔNG QUAN VỀ CÔNG NGHỆ INTERNET OF THING</text:p>
      <text:p text:style-name="P1">2.1 Giới thiệu</text:p>
      <text:p text:style-name="P1"><text:s/>- Định nghĩa IoT</text:p>
      <text:p text:style-name="P1"><text:s/>-Ưu, nhược điểm khi công nghệ này ra đời</text:p>
      <text:p text:style-name="P1">2.1 Mô hình hệ thống IoT</text:p>
      <text:p text:style-name="P1"><text:s/>- Phân tích các lớp của một hệ thống IoT hoàn chỉnh</text:p>
      <text:p text:style-name="P1"><text:s/>- Mối tương quan giữa các lớp</text:p>
      <text:p text:style-name="P1">2.2 <text:s/>Các giao thức và kiểu mạng sử dụng trong IoT</text:p>
      <text:p text:style-name="P1">Sơ lược các giao thức: CoAp, MQTT, http..</text:p>
      <text:p text:style-name="P1">Sơ lược các kiểu mạng: Mesh, Star..</text:p>
      <text:p text:style-name="P1"/>
      <text:p text:style-name="P1">Chương 3 TỔNG QUAN HỆ THỐNG GIÁM SÁT NGÔI NHÀ</text:p>
      <text:p text:style-name="P1">3.1 Tìm hiểu về sơ đồ khối</text:p>
      <text:p text:style-name="P1">-Vẻ và phân tích sơ đồ các khối của hệ thống, chức năng của từng khối, mối liên hệ giữa các khối</text:p>
      <text:p text:style-name="P1">3.2 Tìm hiểu về giản đồ Usecase Diagram</text:p>
      <text:p text:style-name="P1">-Vẻ và phân tích giản đồ trong việc thể hiện đầy đủ các chức năng của hệ thống</text:p>
      <text:p text:style-name="P1"/>
      <text:p text:style-name="P2">Chương 4 HƯỚNG GIẢI QUYẾT ĐỀ TÀI</text:p>
      <text:p text:style-name="P1">Với những vấn đề đặt ra như trên chúng ta cần có giải pháp để thực hiện cho hợp lý nhất:</text:p>
      <text:p text:style-name="P1">4.1 Tìm hiểu và lựa chọn phần cứng</text:p>
      <text:p text:style-name="P1"><text:s text:c="2"/>-Tìm hiểu phần cứng, lý do chọn phần cứng</text:p>
      <text:p text:style-name="P1">4.2 Tìm hiểu và lựa chọn giao thức và kiểu mạng</text:p>
      <text:p text:style-name="P1"><text:s/>- Tập trung phân tích giao thức MQTT</text:p>
      <text:p text:style-name="P1"><text:s/>- Tập trung phân tích kiểu mạng Mesh</text:p>
      <text:p text:style-name="P1">4.3 Tìm hiểu và lựa chọn Server</text:p>
      <text:p text:style-name="P1">4.4 Tìm hiểu và lựa chọn Tools</text:p>
      <text:p text:style-name="P2">Chương 5 THIẾT KẾ VÀ THI CÔNG</text:p>
      <text:p text:style-name="P1">5.1 Gateway</text:p>
      <text:p text:style-name="P13">Tổng quát:</text:p>
      <text:p text:style-name="P15"><text:soft-page-break/><text:span text:style-name="T8">Sử dụng board Raspberry Pi 3 Model B chạy hệ điều hành Raspbian. Dùng Qt </text:span><text:span text:style-name="T9">Creator</text:span><text:span text:style-name="T8"> để tạo giao diện người dùng hiển thị và điều khiển thiết bị trên nền Linux, giao diện này được sử dụng trong nhà.</text:span></text:p>
      <text:p text:style-name="P16"><text:span text:style-name="T8">Sử dụng mạng dây Ethernet để kết nối vào internet, gửi dữ liệu lên server thông qua giao thức MQTT</text:span></text:p>
      <text:p text:style-name="P14"><text:span text:style-name="T10">Giao tiếp với các thiết bị đầu cuối thông qua module nRF24L01</text:span></text:p>
      <text:p text:style-name="P1">5.1.1 Thiết kế Sequence xử lý dữ liệu trên Gateway </text:p>
      <text:p text:style-name="P1"><text:s/>- Vẻ và phân tích giản đồ trong việc thể hiện trình tự thực hiện trong từng chức năng trong hệ thống</text:p>
      <text:p text:style-name="P1"/>
      <text:p text:style-name="P1"/>
      <text:p text:style-name="P1">5.1.1.1 Đăng kí thiết bị mới</text:p>
      <text:p text:style-name="P1">5.1.1.2 Xóa thiết bị đã đăng kí</text:p>
      <text:p text:style-name="P1">5.1.1.3 Truyền nhận dữ liệu giữa hai thiết bị</text:p>
      <text:p text:style-name="P1">5.1.1.4 Thiết lập Gateway</text:p>
      <text:p text:style-name="P1">5.1.1.5 Điều khiển thiết bị</text:p>
      <text:p text:style-name="P1">5.1.1.5.1 Điều khiển tương tự</text:p>
      <text:p text:style-name="P1">5.1.1.5.2 Điều khiển số </text:p>
      <text:p text:style-name="P1">5.1.1.5.3 Điều khiển từ công tắc</text:p>
      <text:p text:style-name="P1">5.1.1.5.4 Điều khiển từ Gateway</text:p>
      <text:p text:style-name="P1">5.1.1.5.5 Điều khiển từ Smart phone</text:p>
      <text:p text:style-name="P1">5.1.1.5.6 Update firmware</text:p>
      <text:p text:style-name="P1">5.1.1.6 Thay đổi kênh hoạt động khi bị nhiễu</text:p>
      <text:p text:style-name="P1">5.1.1.7 Khôi phục trạng thái khi mất điện</text:p>
      <text:p text:style-name="P1">5.1.1.8 Trao đổi Key</text:p>
      <text:p text:style-name="P1">5.1.1.9 Checksum</text:p>
      <text:p text:style-name="P1">5.1.2 Thiết kế giao diện điều khiển trong nhà trên Gateway</text:p>
      <text:p text:style-name="P1">5.2 Device</text:p>
      <text:p text:style-name="P1">5.2.1 Module RF</text:p>
      <text:p text:style-name="P1">5.2.2 Module cảm biến chuyển động</text:p>
      <text:p text:style-name="P1">5.2.3 Module cảm biến rung</text:p>
      <text:p text:style-name="P1">5.2.4 Module cảm biến nhiệt độ, độ ẩm</text:p>
      <text:p text:style-name="P1">5.2.5 Module cảm biến cửa từ </text:p>
      <text:p text:style-name="P1">5.3 Server</text:p>
      <text:p text:style-name="P1">5.3.1 Thiết kế Sequence xử lý dữ liệu trên server</text:p>
      <text:p text:style-name="P1">5.3.1.1 Đăng kí thêm nhà từ Gateway</text:p>
      <text:p text:style-name="P1">5.3.1.2 Đăng kí thêm nhà từ App</text:p>
      <text:p text:style-name="P1">5.3.1.3 Xóa một nhà từ Gateway</text:p>
      <text:p text:style-name="P1">5.3.1.4 Xóa một nhà từ App</text:p>
      <text:p text:style-name="P1">5.3.1.5 Đăng nhập từ server</text:p>
      <text:p text:style-name="P1">5.3.1.6 Đăng nhập từ App</text:p>
      <text:p text:style-name="P1"><text:soft-page-break/>5.3.2 Thiết kế server</text:p>
      <text:p text:style-name="P1"/>
      <text:p text:style-name="P2">Chương 6 KẾT QUẢ ĐẠT ĐƯỢC </text:p>
      <text:p text:style-name="P1">Trình bày kết quả đạt được ban đầu, demo hoạt động</text:p>
      <text:p text:style-name="P2">Chương 7 ĐÁNH GIÁ VÀ KẾT LUẬN</text:p>
      <text:p text:style-name="P1">Ưu nhược điểm, tính ổn định, tính bảo mật...</text:p>
      <text:p text:style-name="P2">Chương 8 HƯỚNG PHÁT TRIỂN ĐỀ TÀI</text:p>
      <text:p text:style-name="Standard"><text:span text:style-name="Default_20_Paragraph_20_Font"><text:span text:style-name="T1">Những vấn đề chưa thực hiện, chưa tối ưu và đưa ra giải pháp</text:span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/></text:span></text:p>
      <text:p text:style-name="P7"><text:span text:style-name="Default_20_Paragraph_20_Font"><text:span text:style-name="T2">1.Tìm hiểu board Raspberry pi 3</text:span></text:span></text:p>
      <text:p text:style-name="P3"><text:span text:style-name="Default_20_Paragraph_20_Font"><text:span text:style-name="T2">Đặc tính của Raspberry Pi xây dựng xoay quanh bộ xử lí SoC Broadcom BCM2835 ( là chip xử lí mobile mạnh mẽ có kích thước nhỏ hay được dùng trong điện thoại di động ) bao gồm CPU , GPU , bộ xử lí âm thanh /video , và các tính năng khác … tất cả được tích hợp bên trong chip có điện năng thấp này .</text:span></text:span></text:p>
      <text:p text:style-name="P8"><text:span text:style-name="Default_20_Paragraph_20_Font"><text:span text:style-name="T2">SoC 700MHz với 512MB RAM . </text:span></text:span></text:p>
      <text:list xml:id="list9138685807066984805" text:style-name="L1">
        <text:list-item>
          <text:p text:style-name="P10">1 cổng HDMI cho đầu ra âm thanh / video số . </text:p>
        </text:list-item>
        <text:list-item>
          <text:p text:style-name="P10">1 cổng video RCA cho đầu ra video Analog . </text:p>
        </text:list-item>
        <text:list-item>
          <text:p text:style-name="P10">Jack Headphone Stereo 3.5mm cho đầu ra âm thanh Analog . </text:p>
        </text:list-item>
        <text:list-item>
          <text:p text:style-name="P10">02 cổng USB . </text:p>
        </text:list-item>
        <text:list-item>
          <text:p text:style-name="P10">01 đầu đọc thẻ nhớ SD để tải hệ điều hành . </text:p>
        </text:list-item>
        <text:list-item>
          <text:p text:style-name="P10">01 cổng Ethernet LAN. </text:p>
        </text:list-item>
        <text:list-item>
          <text:p text:style-name="P9">01 giao diện GPIO (General Purpose Input/Output) . </text:p>
        </text:list-item>
      </text:list>
      <text:p text:style-name="P4"><text:span text:style-name="Default_20_Paragraph_20_Font"><text:span text:style-name="T3">2.Tai sao su dung stm32 mà k phải stm8:</text:span></text:span></text:p>
      <text:p text:style-name="P4"><text:span text:style-name="Default_20_Paragraph_20_Font"><text:span text:style-name="T3">-Chi phí vừa phải mà hiệu suất cao.→sp công nghiệp</text:span></text:span></text:p>
      <text:p text:style-name="P4"><text:span text:style-name="Default_20_Paragraph_20_Font"><text:span text:style-name="T3">-Bộ nhớ flash có thể lên đến </text:span></text:span><text:span text:style-name="Default_20_Paragraph_20_Font"><text:span text:style-name="T6">64</text:span></text:span><text:span text:style-name="Default_20_Paragraph_20_Font"><text:span text:style-name="T3">k. </text:span></text:span></text:p>
      <text:p text:style-name="P5"><text:span text:style-name="Default_20_Paragraph_20_Font"><text:span text:style-name="T4">-Nó có thể xử lý nhiều task (pthread)</text:span></text:span></text:p>
      <text:p text:style-name="P5"><text:span text:style-name="Default_20_Paragraph_20_Font"><text:span text:style-name="T4">-</text:span></text:span><text:span text:style-name="Default_20_Paragraph_20_Font"><text:span text:style-name="T5">stm32 có tích hợp sẵn RTC( real time clock)</text:span></text:span></text:p>
      <text:p text:style-name="P6"><text:span text:style-name="Default_20_Paragraph_20_Font"><text:span text:style-name="T7">3. STM32F103C8T6 :</text:span></text:span></text:p>
      <text:p text:style-name="P6"><text:span text:style-name="Default_20_Paragraph_20_Font"><text:span text:style-name="T7">với lõi ARM Cortex-M3 32 bit, lõi hoạt động ở tần số 72Mhz, bộ nhớ Flash 64kbytes và SRAM 20kbytes, 40 cổng I/O</text:span></text:span></text:p>
      <text:p text:style-name="P6"><text:span text:style-name="Default_20_Paragraph_20_Font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meta:initial-creator>KHUONGNGHIA</meta:initial-creator>
    <meta:creation-date>2017-04-06T22:25:00Z</meta:creation-date>
    <dc:date>2017-05-06T16:42:05.939532105</dc:date>
    <meta:editing-cycles>11</meta:editing-cycles>
    <meta:editing-duration>PT12H40M13S</meta:editing-duration>
    <meta:document-statistic meta:table-count="0" meta:image-count="0" meta:object-count="0" meta:page-count="4" meta:paragraph-count="94" meta:word-count="867" meta:character-count="4011" meta:non-whitespace-character-count="3218"/>
    <meta:template xlink:type="simple" xlink:actuate="onRequest" xlink:title="" xlink:href="Normal"/>
  </office:meta>
</office:document-meta>
</file>